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2.0591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1.5256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9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21" office:value-type="string">
            <text:p>Mathematical Physics</text:p>
          </table:table-cell>
          <table:table-cell table:style-name="ce22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0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1" office:value-type="string">
            <text:p><text:a xlink:href="mailto:f.cong@tudelft.nl">f.cong@tudelft.nl</text:a></text:p>
          </table:table-cell>
          <table:table-cell table:style-name="ce4" office:value-type="string">
            <text:p>PhD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7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Florentie</text:p>
          </table:table-cell>
          <table:table-cell table:style-name="ce4" office:value-type="string">
            <text:p>Liesbeth</text:p>
          </table:table-cell>
          <table:table-cell table:style-name="ce4"/>
          <table:table-cell table:style-name="ce11" office:value-type="string">
            <text:p><text:a xlink:href="mailto:L.Florentie@tudelft.nl">L.Florentie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1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ijzen</text:p>
          </table:table-cell>
          <table:table-cell table:style-name="ce5" office:value-type="string">
            <text:p>Martin van</text:p>
          </table:table-cell>
          <table:table-cell table:style-name="ce5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1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X.He-1@tudelft.nl">X.He-1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ul</text:p>
          </table:table-cell>
          <table:table-cell table:style-name="ce4" office:value-type="string">
            <text:p>Duncan van der</text:p>
          </table:table-cell>
          <table:table-cell table:style-name="ce4" office:value-type="string">
            <text:p>CEM, CFD</text:p>
          </table:table-cell>
          <table:table-cell table:style-name="ce11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1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1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1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7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1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eer</text:p>
          </table:table-cell>
          <table:table-cell table:style-name="ce4" office:value-type="string">
            <text:p>Jakolien van der </text:p>
          </table:table-cell>
          <table:table-cell table:style-name="ce4" office:value-type="string">
            <text:p>CFD</text:p>
          </table:table-cell>
          <table:table-cell table:style-name="ce7" office:value-type="string">
            <text:p><text:a xlink:href="mailto:J.M.vanderMeer@tudelft.nl">J.M.vanderMe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1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1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1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1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1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rajthilak@gmail.com">rrajthilak@gmail.com</text:a></text:p>
          </table:table-cell>
          <table:table-cell table:style-name="ce4"/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2" office:value-type="string">
            <text:p><text:a xlink:href="mailto:R.F.Remis@tudelft.nl">R.F.Remis@tudelft.nl</text:a></text:p>
          </table:table-cell>
          <table:table-cell table:style-name="ce5" office:value-type="string">
            <text:p>Senior</text:p>
          </table:table-cell>
          <table:table-cell table:style-name="ce20"/>
          <table:table-cell table:style-name="ce20" office:value-type="string">
            <text:p>Circuits and Systems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Sangers</text:p>
          </table:table-cell>
          <table:table-cell table:style-name="ce5" office:value-type="string">
            <text:p>Alex</text:p>
          </table:table-cell>
          <table:table-cell table:style-name="ce5"/>
          <table:table-cell table:style-name="ce14" office:value-type="string">
            <text:p><text:a xlink:href="mailto:alex.sangers@hotmail.com">alex.sangers@hotmail.com</text:a></text:p>
          </table:table-cell>
          <table:table-cell table:style-name="ce5" office:value-type="string">
            <text:p>External</text:p>
          </table:table-cell>
          <table:table-cell table:style-name="ce20"/>
          <table:table-cell table:style-name="ce20" office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6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16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>
            <text:p>Tang</text:p>
          </table:table-cell>
          <table:table-cell office:value-type="string">
            <text:p>Jok</text:p>
          </table:table-cell>
          <table:table-cell/>
          <table:table-cell office:value-type="string">
            <text:p><text:a xlink:href="mailto:J.M.Tang@tudelft.nl">J.M.Tang@tudelft.nl</text:a></text:p>
          </table:table-cell>
          <table:table-cell office:value-type="string">
            <text:p>Postdoc</text:p>
          </table:table-cell>
          <table:table-cell office:value-type="string">
            <text:p>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office:value-type="string">
            <text:p>Thomas</text:p>
          </table:table-cell>
          <table:table-cell office:value-type="string">
            <text:p>Romain</text:p>
          </table:table-cell>
          <table:table-cell/>
          <table:table-cell office:value-type="string">
            <text:p><text:a xlink:href="mailto:R.Thomas@tudelft.nl">R.Thomas@tudelft.nl</text:a></text:p>
          </table:table-cell>
          <table:table-cell office:value-type="string">
            <text:p>PhD</text:p>
          </table:table-cell>
          <table:table-cell office:value-type="string">
            <text:p>Lahaye</text:p>
          </table:table-cell>
          <table:table-cell table:style-name="ce7" office:value-type="string">
            <text:p>Intelligent Electrical Power Grids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2" office:value-type="string">
            <text:p><text:a xlink:href="mailto:C.Vuik@tudelft.nl">C.Vuik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6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1" office:value-type="string">
            <text:p><text:a xlink:href="mailto:D.Weij@tudelft.nl">D.Weij@tudelft.nl</text:a> 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3ME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obbes</text:p>
          </table:table-cell>
          <table:table-cell table:style-name="ce4" office:value-type="string">
            <text:p>Lisa</text:p>
          </table:table-cell>
          <table:table-cell table:style-name="ce4"/>
          <table:table-cell table:style-name="ce11" office:value-type="string">
            <text:p><text:a xlink:href="mailto:E.D.Wobbes@student.tudelft.nl">E.D.Wobbes@student.tudelft.nl</text:a></text:p>
          </table:table-cell>
          <table:table-cell table:style-name="ce4" office:value-type="string">
            <text:p>PhD</text:p>
          </table:table-cell>
          <table:table-cell office:value-type="string">
            <text:p>Romate + 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1" office:value-type="string">
            <text:p><text:a xlink:href="mailto:F.Xu-1@tudelft.nl">F.Xu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1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ou</text:p>
          </table:table-cell>
          <table:table-cell table:style-name="ce4" office:value-type="string">
            <text:p>Sutao</text:p>
          </table:table-cell>
          <table:table-cell table:style-name="ce4"/>
          <table:table-cell table:style-name="ce11" office:value-type="string">
            <text:p><text:a xlink:href="mailto:zst.nju@gmail.com">zst.nju@gmail.com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1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/>
          <table:table-cell table:style-name="ce16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5" table:number-rows-repeated="4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0-30T09:04:47</dc:date>
    <meta:editing-duration>PT40M38S</meta:editing-duration>
    <meta:editing-cycles>35</meta:editing-cycles>
    <meta:generator>LibreOffice/3.5$Linux_X86_64 LibreOffice_project/350m1$Build-2</meta:generator>
    <meta:print-date>2014-07-20T12:47:47</meta:print-date>
    <meta:document-statistic meta:table-count="3" meta:cell-count="274" meta:object-count="0"/>
  </office:meta>
</office:document-meta>
</file>